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763d6" officeooo:paragraph-rsid="003763d6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3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break-before="page"/>
      <style:text-properties fo:language="ru" fo:country="RU"/>
    </style:style>
    <style:style style:name="P38" style:family="paragraph" style:parent-style-name="Text_20_body" style:master-page-name="First_20_Page">
      <style:paragraph-properties fo:margin-top="0cm" fo:margin-bottom="0cm" loext:contextual-spacing="false" fo:line-height="100%" fo:text-align="center" style:justify-single-word="false" style:page-number="auto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font-weight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cbff2"/>
    </style:style>
    <style:style style:name="T7" style:family="text">
      <style:text-properties fo:language="ru" fo:country="RU" officeooo:rsid="002e9c67"/>
    </style:style>
    <style:style style:name="T8" style:family="text">
      <style:text-properties fo:language="ru" fo:country="RU" officeooo:rsid="0030faf0"/>
    </style:style>
    <style:style style:name="T9" style:family="text">
      <style:text-properties fo:language="ru" fo:country="RU" officeooo:rsid="003106dc"/>
    </style:style>
    <style:style style:name="T10" style:family="text">
      <style:text-properties fo:language="ru" fo:country="RU" officeooo:rsid="0031c1fb"/>
    </style:style>
    <style:style style:name="T11" style:family="text">
      <style:text-properties fo:language="ru" fo:country="RU" officeooo:rsid="0035c63c"/>
    </style:style>
    <style:style style:name="T12" style:family="text">
      <style:text-properties fo:language="ru" fo:country="RU" officeooo:rsid="003763d6"/>
    </style:style>
    <style:style style:name="T13" style:family="text">
      <style:text-properties officeooo:rsid="0019a6ab"/>
    </style:style>
    <style:style style:name="T14" style:family="text">
      <style:text-properties style:text-line-through-style="solid" style:text-line-through-type="single" officeooo:rsid="0019a6ab"/>
    </style:style>
    <style:style style:name="T15" style:family="text">
      <style:text-properties style:text-line-through-style="none" style:text-line-through-type="none" officeooo:rsid="0019a6ab"/>
    </style:style>
    <style:style style:name="T16" style:family="text">
      <style:text-properties officeooo:rsid="001d090e"/>
    </style:style>
    <style:style style:name="T17" style:family="text">
      <style:text-properties officeooo:rsid="0024f85f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officeooo:rsid="002cbff2"/>
    </style:style>
    <style:style style:name="T20" style:family="text">
      <style:text-properties officeooo:rsid="002e9c67"/>
    </style:style>
    <style:style style:name="T21" style:family="text">
      <style:text-properties officeooo:rsid="0030faf0"/>
    </style:style>
    <style:style style:name="T22" style:family="text">
      <style:text-properties officeooo:rsid="003106dc"/>
    </style:style>
    <style:style style:name="T23" style:family="text">
      <style:text-properties officeooo:rsid="0031c1fb"/>
    </style:style>
    <style:style style:name="T24" style:family="text">
      <style:text-properties officeooo:rsid="0035c63c"/>
    </style:style>
    <style:style style:name="T25" style:family="text">
      <style:text-properties officeooo:rsid="003763d6"/>
    </style:style>
    <style:style style:name="T26" style:family="text">
      <style:text-properties officeooo:rsid="003abe82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36"><text:a xlink:type="simple" xlink:href="#__RefHeading__113_806256751" text:style-name="Index_20_Link" text:visited-style-name="Index_20_Link">Благодарности<text:tab/>3</text:a></text:p>
          <text:p text:style-name="P36"><text:a xlink:type="simple" xlink:href="#__RefHeading__107_806256751" text:style-name="Index_20_Link" text:visited-style-name="Index_20_Link">Для кого это чудо<text:tab/>3</text:a></text:p>
          <text:p text:style-name="P36"><text:a xlink:type="simple" xlink:href="#__RefHeading__109_806256751" text:style-name="Index_20_Link" text:visited-style-name="Index_20_Link">История создания<text:tab/>3</text:a></text:p>
          <text:p text:style-name="P36"><text:a xlink:type="simple" xlink:href="#__RefHeading__687_211849794" text:style-name="Index_20_Link" text:visited-style-name="Index_20_Link">Как это всё устроено?<text:tab/>4</text:a></text:p>
          <text:p text:style-name="P36"><text:a xlink:type="simple" xlink:href="#__RefHeading__689_211849794" text:style-name="Index_20_Link" text:visited-style-name="Index_20_Link">Система команд ЦП<text:tab/>4</text:a></text:p>
          <text:p text:style-name="P36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37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4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4">Гвидо Ван Россум</text:span>. Это лучший диктатор в мире? <text:span text:style-name="T13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3">(да, этим ребятам тоже отдельное спасибо)</text:span>.</text:p>
      <text:p text:style-name="P23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3">Если чего-то не хватает – допилите! (или </text:span><text:span text:style-name="T14">проспонсируйте </text:span><text:span text:style-name="T15">мотивируйте</text:span><text:span text:style-name="T13"> автора).</text:span></text:p>
      <text:p text:style-name="P23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6">у</text:span> – с вероятностью близкой к 100% можно заяв<text:span text:style-name="T16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6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3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6">)</text:span> добавить какую-либо железяку – у него должна быть такая возможность.</text:p>
      <text:p text:style-name="P23"/>
      <text:h text:style-name="Heading_20_2" text:outline-level="2"><text:bookmark-start text:name="__RefHeading__687_211849794"/>Как это всё устроено?<text:bookmark-end text:name="__RefHeading__687_211849794"/></text:h>
      <text:p text:style-name="P22">pyPC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24"><text:span text:style-name="T5">0. </text:span>A.set(A)</text:p>
      <text:p text:style-name="P5">Команда устанавливает регистр А значением содержащимся в самом регистре А <text:span text:style-name="T17">(фактически не меняет содержимое).</text:span></text:p>
      <text:p text:style-name="P24"><text:soft-page-break/>1. A.add(A)</text:p>
      <text:p text:style-name="P6">Добавляет в регистр А содержимое регистра А (фактически удвоение содержимого).</text:p>
      <text:p text:style-name="P24">2. A.sub(A)</text:p>
      <text:p text:style-name="P6">Вычитает содержимое регистра А содержимым регистра А (фактически обнуление).</text:p>
      <text:p text:style-name="P24">3. A.inc(A)</text:p>
      <text:p text:style-name="P7">Складывает содержимое регистра А с содержимым самого регистра (фактически возведение в квадрат).</text:p>
      <text:p text:style-name="P24">4. A.dec(A)</text:p>
      <text:p text:style-name="P8">Вычитает из содержимого регистра А его содержимое (фактически обнуление).</text:p>
      <text:p text:style-name="P24">5. A.not(A)</text:p>
      <text:p text:style-name="P8">Инверсия содержимого регистра А его содержимым.</text:p>
      <text:p text:style-name="P22">6. <text:span text:style-name="T18">A.xor(A)</text:span></text:p>
      <text:p text:style-name="P9">Исключающее ИЛИ регистра А его содержимым (фактически обнуление).</text:p>
      <text:p text:style-name="P22">7. <text:span text:style-name="T18">A.or(A)</text:span></text:p>
      <text:p text:style-name="P9">Логическое ИЛИ регистра А с его содержимым (не влияет на содержание).</text:p>
      <text:p text:style-name="P24">8. A.and(A)</text:p>
      <text:p text:style-name="P9">Логическое И регистра А с его содержимым (не влияет на содержание).</text:p>
      <text:p text:style-name="P24">9. A.shr(A)</text:p>
      <text:p text:style-name="P10">Правый сдвиг содержимого регистра А в регистре А.</text:p>
      <text:p text:style-name="P24">10. A.shl(A)</text:p>
      <text:p text:style-name="P10">Левый сдвиг содержимого регистра А в регистре А.</text:p>
      <text:p text:style-name="P24">11. A.set(n)</text:p>
      <text:p text:style-name="P10">Установка регистра А числом <text:span text:style-name="T1">n.</text:span></text:p>
      <text:p text:style-name="P24">12. A.add(n)</text:p>
      <text:p text:style-name="P11">Сложить регистр А с числом <text:span text:style-name="T1">n.</text:span></text:p>
      <text:p text:style-name="P24">13. A.sub(n)</text:p>
      <text:p text:style-name="P11">Вычесть из регистра А число <text:span text:style-name="T1">n</text:span></text:p>
      <text:p text:style-name="P24">14. A.not(n)</text:p>
      <text:p text:style-name="P11">Занести в регистр А инверсию числа <text:span text:style-name="T1">n.</text:span></text:p>
      <text:p text:style-name="P24">15. A.xor(n)</text:p>
      <text:p text:style-name="P12">Исключающее ИЛИ регистра А с числом <text:span text:style-name="T1">n.</text:span></text:p>
      <text:p text:style-name="P25">16. <text:span text:style-name="T19">A.or(n)</text:span></text:p>
      <text:p text:style-name="P33"><text:span text:style-name="T1">Логическое </text:span><text:span text:style-name="T19">ИЛИ</text:span><text:span text:style-name="T1"> регистра А с числом n.</text:span></text:p>
      <text:p text:style-name="P25"><text:span text:style-name="T19">17. </text:span>A.and(n)</text:p>
      <text:p text:style-name="P12">Логическое сложение регистра А с числом <text:span text:style-name="T1">n.</text:span></text:p>
      <text:p text:style-name="P25"><text:span text:style-name="T19">1</text:span><text:span text:style-name="T6">8</text:span><text:span text:style-name="T19">. </text:span>A.<text:span text:style-name="T19">set</text:span>(n<text:span text:style-name="T19">n</text:span>)</text:p>
      <text:p text:style-name="P13"><text:span text:style-name="T19">Установка </text:span>регистра А <text:span text:style-name="T19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5"><text:span text:style-name="T19">19. </text:span>A.<text:span text:style-name="T19">add</text:span>(n<text:span text:style-name="T19">n</text:span>)</text:p>
      <text:p text:style-name="P13"><text:span text:style-name="T19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5"><text:span text:style-name="T6">20</text:span><text:span text:style-name="T19">. </text:span>A.<text:span text:style-name="T19">sub</text:span>(n<text:span text:style-name="T19">n</text:span>)</text:p>
      <text:p text:style-name="P13"><text:span text:style-name="T19">Вычитание</text:span><text:span text:style-name="T3"> регистра А значением, хранящимся по адресу [nn].</text:span></text:p>
      <text:p text:style-name="P26"><text:span text:style-name="T7">2</text:span><text:span text:style-name="T19">1. </text:span>A.<text:span text:style-name="T20">inc</text:span>(n<text:span text:style-name="T19">n</text:span>)</text:p>
      <text:p text:style-name="P14"><text:span text:style-name="T20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7">2</text:span><text:span text:style-name="T8">2</text:span><text:span text:style-name="T19">. </text:span>A.<text:span text:style-name="T21">dec</text:span>(n<text:span text:style-name="T19">n</text:span>)</text:p>
      <text:p text:style-name="P15"><text:span text:style-name="T21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oft-page-break/><text:span text:style-name="T7">2</text:span><text:span text:style-name="T9">3</text:span><text:span text:style-name="T19">. </text:span>A.<text:span text:style-name="T22">not</text:span>(n<text:span text:style-name="T19">n</text:span>)</text:p>
      <text:p text:style-name="P16"><text:span text:style-name="T22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8"><text:span text:style-name="T7">2</text:span><text:span text:style-name="T9">4</text:span><text:span text:style-name="T19">. </text:span>A.<text:span text:style-name="T23">xor</text:span>(n<text:span text:style-name="T19">n</text:span>)</text:p>
      <text:p text:style-name="P16"><text:span text:style-name="T23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9"><text:span text:style-name="T7">2</text:span><text:span text:style-name="T10">5</text:span><text:span text:style-name="T19">. </text:span>A.<text:span text:style-name="T23">or</text:span>(n<text:span text:style-name="T19">n</text:span>)</text:p>
      <text:p text:style-name="P17"><text:span text:style-name="T23">Логическое сложение</text:span> регистра А <text:s/><text:span text:style-name="T19">значением, хранящимся по адресу [n</text:span>n<text:span text:style-name="T19">]</text:span>.</text:p>
      <text:p text:style-name="P30"><text:span text:style-name="T7">2</text:span><text:span text:style-name="T11">7</text:span><text:span text:style-name="T19">. </text:span>A.<text:span text:style-name="T24">shr</text:span>(n<text:span text:style-name="T19">n</text:span>)</text:p>
      <text:p text:style-name="P18"><text:span text:style-name="T24">Сдвиг вправо</text:span> регистра А <text:span text:style-name="T24">на 1 бит</text:span> <text:span text:style-name="T19">значением, хранящимся по адресу [n</text:span>n<text:span text:style-name="T19">]</text:span>.</text:p>
      <text:p text:style-name="P31"><text:span text:style-name="T7">2</text:span><text:span text:style-name="T11">8</text:span><text:span text:style-name="T19">. </text:span>A.<text:span text:style-name="T24">shl</text:span>(n<text:span text:style-name="T19">n</text:span>)</text:p>
      <text:p text:style-name="P19"><text:span text:style-name="T24">Сдвиг влево</text:span> регистра А <text:span text:style-name="T24">на 1 бит</text:span> <text:span text:style-name="T19">значением, хранящимся по адресу [n</text:span>n<text:span text:style-name="T19">]</text:span>.</text:p>
      <text:p text:style-name="P32"><text:span text:style-name="T7">2</text:span><text:span text:style-name="T12">9</text:span><text:span text:style-name="T19">. </text:span>A.<text:span text:style-name="T25">getf</text:span>()</text:p>
      <text:p text:style-name="P20"><text:span text:style-name="T25">Получить флаги регистра А в значение регистра А</text:span>.</text:p>
      <text:p text:style-name="P32"><text:span text:style-name="T12">30</text:span><text:span text:style-name="T19">. </text:span>A.<text:span text:style-name="T25">setf</text:span>()</text:p>
      <text:p text:style-name="P20"><text:span text:style-name="T25">Установить флаги регистра А значением регистра А</text:span>.</text:p>
      <text:p text:style-name="P42"><text:span text:style-name="T12">3</text:span><text:span text:style-name="T26">1. </text:span>A.<text:span text:style-name="T26">ifz</text:span>(<text:span text:style-name="T26">nn</text:span>)</text:p>
      <text:p text:style-name="P41">Если регистр А равен 0, переход по адресу <text:span text:style-name="T1">nn.</text:span></text:p>
      <text:p text:style-name="P21"/>
      <text:p text:style-name="P23"/>
      <text:p text:style-name="P23"/>
      <text:p text:style-name="P23"/>
      <text:p text:style-name="P23"/>
      <text:p text:style-name="P23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35">Флаги в регистре располагаются в следующем порядке:</text:p>
      <text:p text:style-name="P35">0 – <text:span text:style-name="T1">FlagZ</text:span></text:p>
      <text:p text:style-name="P39">1 – FlagC</text:p>
      <text:p text:style-name="P39">2 – FlagO</text:p>
      <text:p text:style-name="P39">3 – FlagS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7T22:04:16.121000000</dc:date>
    <meta:editing-duration>PT14H17M48S</meta:editing-duration>
    <meta:editing-cycles>23</meta:editing-cycles>
    <meta:generator>LibreOffice/4.3.1.2$Windows_x86 LibreOffice_project/958349dc3b25111dbca392fbc281a05559ef6848</meta:generator>
    <meta:document-statistic meta:table-count="0" meta:image-count="0" meta:object-count="0" meta:page-count="6" meta:paragraph-count="102" meta:word-count="1010" meta:character-count="7052" meta:non-whitespace-character-count="6127"/>
    <meta:user-defined meta:name="Язык">russian</meta:user-defined>
  </office:meta>
</office:document-meta>
</file>